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e427" officeooo:paragraph-rsid="0004e427"/>
    </style:style>
    <style:style style:name="P2" style:family="paragraph" style:parent-style-name="Standard" style:list-style-name="L1">
      <style:text-properties style:text-line-through-style="none" style:text-line-through-type="none" fo:font-weight="bold" officeooo:rsid="0004e427" officeooo:paragraph-rsid="0004e427" style:font-weight-asian="bold" style:font-weight-complex="bold"/>
    </style:style>
    <style:style style:name="P3" style:family="paragraph" style:parent-style-name="Standard" style:list-style-name="L3">
      <style:text-properties style:text-line-through-style="none" style:text-line-through-type="none" fo:font-weight="bold" officeooo:rsid="0004e427" officeooo:paragraph-rsid="0004e427" style:font-weight-asian="bold" style:font-weight-complex="bold"/>
    </style:style>
    <style:style style:name="P4" style:family="paragraph" style:parent-style-name="Standard" style:list-style-name="L1">
      <style:text-properties style:text-line-through-style="none" style:text-line-through-type="none" officeooo:rsid="0004e427" officeooo:paragraph-rsid="0004e427"/>
    </style:style>
    <style:style style:name="P5" style:family="paragraph" style:parent-style-name="Standard">
      <style:text-properties style:text-line-through-style="none" style:text-line-through-type="none" officeooo:rsid="0004e427" officeooo:paragraph-rsid="0004e427"/>
    </style:style>
    <style:style style:name="P6" style:family="paragraph" style:parent-style-name="Standard" style:list-style-name="L2">
      <style:text-properties style:text-line-through-style="none" style:text-line-through-type="none" officeooo:rsid="0004e427" officeooo:paragraph-rsid="0004e427"/>
    </style:style>
    <style:style style:name="P7" style:family="paragraph" style:parent-style-name="Standard" style:list-style-name="L2">
      <style:text-properties style:text-line-through-style="none" style:text-line-through-type="none" officeooo:rsid="000647ab" officeooo:paragraph-rsid="000647ab"/>
    </style:style>
    <style:style style:name="P8" style:family="paragraph" style:parent-style-name="Standard" style:list-style-name="L3">
      <style:text-properties style:text-line-through-style="none" style:text-line-through-type="none" fo:font-weight="normal" officeooo:rsid="0004e427" officeooo:paragraph-rsid="0004e427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Commands by Panel:</text:p>
      <text:p text:style-name="P1">Add/Edit: → Will get passed taskID from View Panel or Task Panel</text:p>
      <text:list xml:id="list905269272" text:style-name="L1">
        <text:list-item>
          <text:p text:style-name="P2">SELECT * FROM task WHERE taskID = ?</text:p>
        </text:list-item>
        <text:list-item>
          <text:p text:style-name="P4">UPDATE task SET “” WHERE taskID = ?</text:p>
        </text:list-item>
        <text:list-item>
          <text:p text:style-name="P4">DELETE CHILDREN</text:p>
        </text:list-item>
        <text:list-item>
          <text:p text:style-name="P4">DELETE CHILDREN + PARENT</text:p>
        </text:list-item>
        <text:list-item>
          <text:p text:style-name="P4">INSERT INTO TASK () VALUES ()</text:p>
        </text:list-item>
        <text:list-item>
          <text:p text:style-name="P4">REFERENCE TABLES</text:p>
        </text:list-item>
      </text:list>
      <text:p text:style-name="P5">Select: → Gets passed nothing</text:p>
      <text:list xml:id="list2141268838" text:style-name="L2">
        <text:list-item>
          <text:p text:style-name="P6">SELECT * FROM task INNER JOIN</text:p>
        </text:list-item>
        <text:list-item>
          <text:p text:style-name="P7">SELECT * FROM task WHERE parentID is null</text:p>
        </text:list-item>
      </text:list>
      <text:p text:style-name="P5">Task: → Will get passed taskID from View Panel</text:p>
      <text:list xml:id="list2366765660" text:style-name="L3">
        <text:list-item>
          <text:p text:style-name="P3">SELECT * FROM task WHERE taskID = ?</text:p>
        </text:list-item>
        <text:list-item>
          <text:p text:style-name="P8">SELECT * FROM task WHERE parentID = ?</text:p>
        </text:list-item>
      </text:list>
      <text:p text:style-name="P1">View: → Will get passed ResultSet from Select Pane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rriweather" svg:font-family="Merriweather"/>
    <style:font-face style:name="Merriweather Sans" svg:font-family="'Merriweather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rriweather Sans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rriweather" fo:font-family="Merriweather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Merriweather Sans" fo:font-family="'Merriweather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rriweather Sans" fo:font-family="'Merriweather Sans'" style:font-family-generic="swiss"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icholas Neumeyer</meta:initial-creator>
    <meta:creation-date>2021-02-12T00:08:08.762409939</meta:creation-date>
    <dc:date>2021-02-14T01:48:57.389050774</dc:date>
    <dc:creator>Nicholas Neumeyer</dc:creator>
    <meta:editing-duration>PT23M27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5" meta:word-count="109" meta:character-count="518" meta:non-whitespace-character-count="434"/>
  </office:meta>
</office:document-meta>
</file>